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Freq = 30kHz</text:p>
          </table:table-cell>
          <table:table-cell office:value-type="string" calcext:value-type="string">
            <text:p>U_1 = 0.20 V</text:p>
          </table:table-cell>
          <table:table-cell/>
          <table:table-cell office:value-type="string" calcext:value-type="string">
            <text:p>C=47.9 nF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C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.721 kHz</text:p>
          </table:table-cell>
          <table:table-cell table:number-columns-repeated="7"/>
          <table:table-cell office:value-type="float" office:value="15.6" calcext:value-type="float">
            <text:p>15.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_1 = 0.20 V</text:p>
          </table:table-cell>
          <table:table-cell/>
          <table:table-cell office:value-type="string" calcext:value-type="string">
            <text:p>1.76 Hz</text:p>
          </table:table-cell>
          <table:table-cell/>
          <table:table-cell office:value-type="string" calcext:value-type="string">
            <text:p>207 Hz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8.5 дел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5.9" calcext:value-type="float">
            <text:p>5.9</text:p>
          </table:table-cell>
          <table:table-cell table:number-columns-repeated="2"/>
          <table:table-cell table:formula="of:=2.9/4" office:value-type="float" office:value="0.725" calcext:value-type="float">
            <text:p>0.7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_2 = 0.57 V</text:p>
          </table:table-cell>
          <table:table-cell/>
          <table:table-cell office:value-type="string" calcext:value-type="string">
            <text:p>U_1 = 0.30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8.1" calcext:value-type="float">
            <text:p>8.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2/2.8" office:value-type="float" office:value="0.714285714285714" calcext:value-type="float">
            <text:p>0.7142857142857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_2 = 0.28</text:p>
          </table:table-cell>
          <table:table-cell table:number-columns-repeated="5"/>
          <table:table-cell office:value-type="float" office:value="1.16" calcext:value-type="float">
            <text:p>1.16</text:p>
          </table:table-cell>
          <table:table-cell table:number-columns-repeated="2"/>
          <table:table-cell office:value-type="float" office:value="9.9" calcext:value-type="float">
            <text:p>9.9</text:p>
          </table:table-cell>
          <table:table-cell office:value-type="float" office:value="0.09" calcext:value-type="float">
            <text:p>0.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=22.0 nF</text:p>
          </table:table-cell>
          <table:table-cell table:number-columns-repeated="3"/>
          <table:table-cell office:value-type="float" office:value="602" calcext:value-type="float">
            <text:p>60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4.4 kHz</text:p>
          </table:table-cell>
          <table:table-cell/>
          <table:table-cell office:value-type="string" calcext:value-type="string">
            <text:p>4.1 Hz</text:p>
          </table:table-cell>
          <table:table-cell/>
          <table:table-cell office:value-type="float" office:value="0.32" calcext:value-type="float">
            <text:p>0.32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18.3" calcext:value-type="float">
            <text:p>18.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_1 = 0.20 V</text:p>
          </table:table-cell>
          <table:table-cell/>
          <table:table-cell office:value-type="string" calcext:value-type="string">
            <text:p>U_2 = 0.18</text:p>
          </table:table-cell>
          <table:table-cell table:number-columns-repeated="5"/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22.5" calcext:value-type="float">
            <text:p>22.5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_2 = 1.15 V</text:p>
          </table:table-cell>
          <table:table-cell table:number-columns-repeated="3"/>
          <table:table-cell office:value-type="float" office:value="2.2" calcext:value-type="float">
            <text:p>2.2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.5 kHz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0.16" calcext:value-type="float">
            <text:p>0.16</text:p>
          </table:table-cell>
          <table:table-cell table:number-columns-repeated="4"/>
          <table:table-cell office:value-type="float" office:value="23.5" calcext:value-type="float">
            <text:p>23.5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 = 33.1</text:p>
          </table:table-cell>
          <table:table-cell/>
          <table:table-cell office:value-type="string" calcext:value-type="string">
            <text:p>U_2 = 0.28</text:p>
          </table:table-cell>
          <table:table-cell table:number-columns-repeated="5"/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23.65" calcext:value-type="float">
            <text:p>23.65</text:p>
          </table:table-cell>
          <table:table-cell office:value-type="float" office:value="0.58" calcext:value-type="float">
            <text:p>0.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_1 = 0.20 V</text:p>
          </table:table-cell>
          <table:table-cell table:number-columns-repeated="3"/>
          <table:table-cell office:value-type="float" office:value="4.66" calcext:value-type="float">
            <text:p>4.66</text:p>
          </table:table-cell>
          <table:table-cell/>
          <table:table-cell office:value-type="float" office:value="8.1" calcext:value-type="float">
            <text:p>8.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.3" calcext:value-type="float">
            <text:p>24.3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19.7" calcext:value-type="float">
            <text:p>19.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_2 = 0.79 V</text:p>
          </table:table-cell>
          <table:table-cell/>
          <table:table-cell office:value-type="string" calcext:value-type="string">
            <text:p>2.7 kHz</text:p>
          </table:table-cell>
          <table:table-cell/>
          <table:table-cell office:value-type="float" office:value="0.16" calcext:value-type="float">
            <text:p>0.16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8 kHz</text:p>
          </table:table-cell>
          <table:table-cell/>
          <table:table-cell office:value-type="float" office:value="0.23" calcext:value-type="float">
            <text:p>0.23</text:p>
          </table:table-cell>
          <table:table-cell table:number-columns-repeated="8"/>
          <table:table-cell office:value-type="float" office:value="27.7" calcext:value-type="float">
            <text:p>27.7</text:p>
          </table:table-cell>
          <table:table-cell office:value-type="float" office:value="0.06" calcext:value-type="float">
            <text:p>0.0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3.1" calcext:value-type="float">
            <text:p>13.1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 = 57.4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_1 = 0.20 V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_2 = 0.5</text:p>
          </table:table-cell>
          <table:table-cell table:number-columns-repeated="3"/>
          <table:table-cell office:value-type="float" office:value="17.5" calcext:value-type="float">
            <text:p>17.5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1.5" calcext:value-type="float">
            <text:p>21.5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0.08" calcext:value-type="float">
            <text:p>0.0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66.7" calcext:value-type="float">
            <text:p>66.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18.3" calcext:value-type="float">
            <text:p>18.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.12" calcext:value-type="float">
            <text:p>0.12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/>
          <table:table-cell office:value-type="float" office:value="0.078" calcext:value-type="float">
            <text:p>0.078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5.3" calcext:value-type="float">
            <text:p>25.3</text:p>
          </table:table-cell>
          <table:table-cell/>
          <table:table-cell office:value-type="float" office:value="22.5" calcext:value-type="float">
            <text:p>22.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2.1" calcext:value-type="float">
            <text:p>82.1</text:p>
          </table:table-cell>
          <table:table-cell/>
          <table:table-cell office:value-type="float" office:value="21.5" calcext:value-type="float">
            <text:p>21.5</text:p>
          </table:table-cell>
          <table:table-cell/>
          <table:table-cell office:value-type="float" office:value="0.19" calcext:value-type="float">
            <text:p>0.1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table:number-columns-repeated="3"/>
          <table:table-cell office:value-type="float" office:value="26.7" calcext:value-type="float">
            <text:p>26.7</text:p>
          </table:table-cell>
          <table:table-cell/>
          <table:table-cell office:value-type="float" office:value="23.3" calcext:value-type="float">
            <text:p>23.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25.4" calcext:value-type="float">
            <text:p>25.4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office:value-type="float" office:value="0.53" calcext:value-type="float">
            <text:p>0.53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99.6" calcext:value-type="float">
            <text:p>99.6</text:p>
          </table:table-cell>
          <table:table-cell table:number-columns-repeated="3"/>
          <table:table-cell office:value-type="float" office:value="27.1" calcext:value-type="float">
            <text:p>27.1</text:p>
          </table:table-cell>
          <table:table-cell/>
          <table:table-cell office:value-type="float" office:value="23.5" calcext:value-type="float">
            <text:p>23.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/>
          <table:table-cell office:value-type="float" office:value="30.6" calcext:value-type="float">
            <text:p>30.6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office:value-type="float" office:value="0.57" calcext:value-type="float">
            <text:p>0.5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6.4" calcext:value-type="float">
            <text:p>16.4</text:p>
          </table:table-cell>
          <table:table-cell table:number-columns-repeated="3"/>
          <table:table-cell office:value-type="float" office:value="27.3" calcext:value-type="float">
            <text:p>27.3</text:p>
          </table:table-cell>
          <table:table-cell/>
          <table:table-cell office:value-type="float" office:value="23.65" calcext:value-type="float">
            <text:p>23.65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32.4" calcext:value-type="float">
            <text:p>32.4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8" calcext:value-type="float">
            <text:p>0.58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0.35" calcext:value-type="float">
            <text:p>0.3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7.5" calcext:value-type="float">
            <text:p>27.5</text:p>
          </table:table-cell>
          <table:table-cell/>
          <table:table-cell office:value-type="float" office:value="24.3" calcext:value-type="float">
            <text:p>24.3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0.36" calcext:value-type="float">
            <text:p>0.36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0.49" calcext:value-type="float">
            <text:p>0.49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7.8" calcext:value-type="float">
            <text:p>27.8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33.7" calcext:value-type="float">
            <text:p>33.7</text:p>
          </table:table-cell>
          <table:table-cell/>
          <table:table-cell office:value-type="float" office:value="0.74" calcext:value-type="float">
            <text:p>0.74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0.79" calcext:value-type="float">
            <text:p>0.79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/>
          <table:table-cell office:value-type="float" office:value="27.7" calcext:value-type="float">
            <text:p>27.7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/>
          <table:table-cell office:value-type="float" office:value="0.79" calcext:value-type="float">
            <text:p>0.79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0.98" calcext:value-type="float">
            <text:p>0.98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8.3" calcext:value-type="float">
            <text:p>28.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34.1" calcext:value-type="float">
            <text:p>34.1</text:p>
          </table:table-cell>
          <table:table-cell/>
          <table:table-cell office:value-type="float" office:value="0.74" calcext:value-type="float">
            <text:p>0.74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1.1" calcext:value-type="float">
            <text:p>1.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8.8" calcext:value-type="float">
            <text:p>28.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34.2" calcext:value-type="float">
            <text:p>34.2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.1" calcext:value-type="float">
            <text:p>1.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9.6" calcext:value-type="float">
            <text:p>29.6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34.4" calcext:value-type="float">
            <text:p>34.4</text:p>
          </table:table-cell>
          <table:table-cell/>
          <table:table-cell office:value-type="float" office:value="0.28" calcext:value-type="float">
            <text:p>0.2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.15" calcext:value-type="float">
            <text:p>1.1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34.7" calcext:value-type="float">
            <text:p>34.7</text:p>
          </table:table-cell>
          <table:table-cell/>
          <table:table-cell office:value-type="float" office:value="0.12" calcext:value-type="float">
            <text:p>0.12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34.9" calcext:value-type="float">
            <text:p>34.9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9.5" calcext:value-type="float">
            <text:p>39.5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35.1" calcext:value-type="float">
            <text:p>35.1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0.72" calcext:value-type="float">
            <text:p>0.72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float" office:value="35.3" calcext:value-type="float">
            <text:p>35.3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62" calcext:value-type="float">
            <text:p>0.62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19" calcext:value-type="float">
            <text:p>0.19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float" office:value="38.5" calcext:value-type="float">
            <text:p>38.5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16" calcext:value-type="float">
            <text:p>0.16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float" office:value="42.2" calcext:value-type="float">
            <text:p>42.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08" calcext:value-type="float">
            <text:p>0.08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float" office:value="45.5" calcext:value-type="float">
            <text:p>45.5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05" calcext:value-type="float">
            <text:p>0.05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float" office:value="48.2" calcext:value-type="float">
            <text:p>48.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46" calcext:value-type="float">
            <text:p>0.46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float" office:value="50.3" calcext:value-type="float">
            <text:p>50.3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04" calcext:value-type="float">
            <text:p>0.04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float" office:value="53.5" calcext:value-type="float">
            <text:p>53.5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03" calcext:value-type="float">
            <text:p>0.03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09:30:04.562000000</meta:creation-date>
    <dc:date>2021-12-01T11:50:21.201000000</dc:date>
    <meta:editing-duration>PT19M36S</meta:editing-duration>
    <meta:editing-cycles>1</meta:editing-cycles>
    <meta:document-statistic meta:table-count="1" meta:cell-count="217" meta:object-count="0"/>
    <meta:generator>LibreOffice/7.1.0.3$Windows_X86_64 LibreOffice_project/f6099ecf3d29644b5008cc8f48f42f4a40986e4c</meta:generator>
  </office:meta>
</office:document-meta>
</file>